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0800000008913C835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center" draw:textarea-vertical-align="middle" draw:shadow="visible" draw:shadow-offset-x="0.305cm" draw:shadow-offset-y="0.305cm"/>
    </style:style>
    <style:style style:name="gr3" style:family="graphic" style:parent-style-name="standard">
      <style:graphic-properties draw:fill="bitmap" draw:fill-color="#99ccff" draw:fill-image-name="Empty" draw:textarea-horizontal-align="center" draw:textarea-vertical-align="middle" draw:shadow="visible" draw:shadow-offset-x="0.305cm" draw:shadow-offset-y="0.305cm"/>
    </style:style>
    <style:style style:name="gr4" style:family="graphic" style:parent-style-name="standard">
      <style:graphic-properties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967cm" svg:y1="19.416cm" svg:x2="8.967cm" svg:y2="4.031cm">
          <text:p/>
        </draw:line>
        <draw:line draw:style-name="gr1" draw:text-style-name="P1" draw:layer="layout" svg:x1="6.1cm" svg:y1="4.141cm" svg:x2="6.1cm" svg:y2="19.389cm">
          <text:p/>
        </draw:line>
        <draw:g>
          <draw:rect draw:style-name="gr2" draw:text-style-name="P3" draw:layer="layout" svg:width="4.832cm" svg:height="1.504cm" svg:x="5.05cm" svg:y="7.654cm">
            <text:p text:style-name="P2"><text:span text:style-name="T1">STATE</text:span></text:p>
          </draw:rect>
          <draw:rect draw:style-name="gr2" draw:text-style-name="P3" draw:layer="layout" svg:width="4.832cm" svg:height="1.504cm" svg:x="5.078cm" svg:y="9.391cm">
            <text:p text:style-name="P2"><text:span text:style-name="T1">COMPRESS</text:span></text:p>
          </draw:rect>
          <draw:rect draw:style-name="gr2" draw:text-style-name="P1" draw:layer="layout" svg:width="4.832cm" svg:height="1.504cm" svg:x="5.049cm" svg:y="11.102cm">
            <text:p text:style-name="P2">FLOW</text:p>
          </draw:rect>
          <draw:rect draw:style-name="gr2" draw:text-style-name="P1" draw:layer="layout" svg:width="4.832cm" svg:height="1.504cm" svg:x="5.104cm" svg:y="12.811cm">
            <text:p text:style-name="P2">NAKACK</text:p>
          </draw:rect>
          <draw:rect draw:style-name="gr2" draw:text-style-name="P1" draw:layer="layout" svg:width="4.832cm" svg:height="1.504cm" svg:x="5.049cm" svg:y="14.576cm">
            <text:p text:style-name="P2">FRAG</text:p>
          </draw:rect>
          <draw:rect draw:style-name="gr2" draw:text-style-name="P1" draw:layer="layout" svg:width="4.832cm" svg:height="1.504cm" svg:x="5.077cm" svg:y="16.258cm">
            <text:p text:style-name="P2">UDP</text:p>
          </draw:rect>
          <draw:rect draw:style-name="gr3" draw:text-style-name="P1" draw:layer="layout" svg:width="6.369cm" svg:height="2.068cm" svg:x="4.473cm" svg:y="4.747cm" draw:corner-radius="0.508cm">
            <text:p text:style-name="P2">Channel</text:p>
          </draw:rect>
        </draw:g>
        <draw:line draw:style-name="gr4" draw:text-style-name="P1" draw:layer="layout" svg:x1="2.402cm" svg:y1="18.888cm" svg:x2="24.35cm" svg:y2="18.888cm">
          <text:p/>
        </draw:line>
        <draw:frame draw:style-name="gr5" draw:layer="layout" svg:width="2.83cm" svg:height="0.962cm" svg:x="11.503cm" svg:y="19.526cm">
          <draw:text-box>
            <text:p text:style-name="P4">Network</text:p>
          </draw:text-box>
        </draw:frame>
        <draw:frame draw:style-name="gr5" draw:text-style-name="P5" draw:layer="layout" svg:width="1.725cm" svg:height="0.882cm" svg:x="5.218cm" svg:y="3.204cm">
          <draw:text-box>
            <text:p text:style-name="P4"><text:span text:style-name="T2">send</text:span></text:p>
          </draw:text-box>
        </draw:frame>
        <draw:frame draw:style-name="gr5" draw:text-style-name="P5" draw:layer="layout" svg:width="2.318cm" svg:height="0.882cm" svg:x="7.837cm" svg:y="3.203cm">
          <draw:text-box>
            <text:p text:style-name="P4"><text:span text:style-name="T2">receive</text:span></text:p>
          </draw:text-box>
        </draw:frame>
        <draw:line draw:style-name="gr1" draw:text-style-name="P1" draw:layer="layout" svg:x1="22.341cm" svg:y1="19.388cm" svg:x2="22.341cm" svg:y2="4.003cm">
          <text:p/>
        </draw:line>
        <draw:line draw:style-name="gr1" draw:text-style-name="P1" draw:layer="layout" svg:x1="19.474cm" svg:y1="4.113cm" svg:x2="19.474cm" svg:y2="19.361cm">
          <text:p/>
        </draw:line>
        <draw:g>
          <draw:rect draw:style-name="gr2" draw:text-style-name="P3" draw:layer="layout" svg:width="4.832cm" svg:height="1.504cm" svg:x="18.424cm" svg:y="7.626cm">
            <text:p text:style-name="P2"><text:span text:style-name="T1">STATE</text:span></text:p>
          </draw:rect>
          <draw:rect draw:style-name="gr2" draw:text-style-name="P3" draw:layer="layout" svg:width="4.832cm" svg:height="1.504cm" svg:x="18.452cm" svg:y="9.363cm">
            <text:p text:style-name="P2"><text:span text:style-name="T1">COMPRESS</text:span></text:p>
          </draw:rect>
          <draw:rect draw:style-name="gr2" draw:text-style-name="P1" draw:layer="layout" svg:width="4.832cm" svg:height="1.504cm" svg:x="18.423cm" svg:y="11.074cm">
            <text:p text:style-name="P2">FLOW</text:p>
          </draw:rect>
          <draw:rect draw:style-name="gr2" draw:text-style-name="P1" draw:layer="layout" svg:width="4.832cm" svg:height="1.504cm" svg:x="18.478cm" svg:y="12.783cm">
            <text:p text:style-name="P2">NAKACK</text:p>
          </draw:rect>
          <draw:rect draw:style-name="gr2" draw:text-style-name="P1" draw:layer="layout" svg:width="4.832cm" svg:height="1.504cm" svg:x="18.423cm" svg:y="14.548cm">
            <text:p text:style-name="P2">FRAG</text:p>
          </draw:rect>
          <draw:rect draw:style-name="gr2" draw:text-style-name="P1" draw:layer="layout" svg:width="4.832cm" svg:height="1.504cm" svg:x="18.451cm" svg:y="16.23cm">
            <text:p text:style-name="P2">UDP</text:p>
          </draw:rect>
          <draw:rect draw:style-name="gr3" draw:text-style-name="P1" draw:layer="layout" svg:width="6.369cm" svg:height="2.068cm" svg:x="17.847cm" svg:y="4.719cm" draw:corner-radius="0.508cm">
            <text:p text:style-name="P2">Channel</text:p>
          </draw:rect>
        </draw:g>
        <draw:frame draw:style-name="gr5" draw:text-style-name="P5" draw:layer="layout" svg:width="1.725cm" svg:height="0.882cm" svg:x="18.592cm" svg:y="3.176cm">
          <draw:text-box>
            <text:p text:style-name="P4"><text:span text:style-name="T2">send</text:span></text:p>
          </draw:text-box>
        </draw:frame>
        <draw:frame draw:style-name="gr5" draw:text-style-name="P5" draw:layer="layout" svg:width="2.318cm" svg:height="0.882cm" svg:x="21.211cm" svg:y="3.175cm">
          <draw:text-box>
            <text:p text:style-name="P4"><text:span text:style-name="T2">recei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913C835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6:38:32.024415000</meta:creation-date>
    <dc:date>2014-10-16T16:39:52.983547000</dc:date>
    <meta:editing-duration>P0D</meta:editing-duration>
    <meta:editing-cycles>1</meta:editing-cycles>
    <meta:document-statistic meta:object-count="26"/>
    <meta:generator>LibreOffice/4.2.6.3$MacOSX_x86 LibreOffice_project/3fd416d4c6db7d3204c17ce57a1d70f6e531ee21</meta:generator>
  </office:meta>
</office:document-meta>
</file>